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F0000000A0A14BD12D9A5F1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roman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Noto Sans1" svg:font-family="'Noto Sans'" style:font-family-generic="swiss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bitmap" draw:fill-color="#ffffff" draw:fill-image-name="Spektrum" draw:opacity="100%" style:repeat="stretch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bitmap" draw:fill-color="#ffffff" draw:fill-image-name="Spektrum" draw:opacity="100%" style:repeat="stretch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90%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50%" style:font-relief="none" style:text-overline-style="none" style:text-overline-color="font-color"/>
    </style:style>
    <style:style style:name="P6" style:family="paragraph">
      <loext:graphic-properties draw:fill="bitmap" draw:fill-color="#ffffff" draw:fill-image-name="Spektrum" draw:opacity="100%" style:repeat="stretch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50%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normal" style:letter-kerning="true" style:font-name-asian="MS Gothic1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bitmap" draw:fill-color="#ffffff" draw:fill-image-name="Spektrum" draw:opacity="100%" style:repeat="stretch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normal" style:letter-kerning="true" style:font-name-asian="MS Gothic1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bitmap" draw:fill-color="#ffffff" draw:fill-image-name="Spektrum" draw:opacity="100%" style:repeat="stretch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90%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text-scale="15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normal" style:letter-kerning="true" style:font-name-asian="MS Gothic1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bold" style:letter-kerning="true" style:font-name-asian="MS Gothic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0209in" svg:stroke-color="#ff8000" draw:marker-start="" draw:marker-start-width="0.1339in" draw:marker-start-center="false" draw:marker-end="" draw:marker-end-width="0.1339in" draw:marker-end-center="false" draw:stroke-linejoin="miter" draw:fill="bitmap" draw:fill-color="#ffffff" draw:fill-image-name="Spektrum" draw:opacity="100%" style:repeat="stretch" draw:textarea-horizontal-align="center" draw:textarea-vertical-align="middle" draw:auto-grow-height="false" draw:fit-to-size="false" style:shrink-to-fit="false" fo:min-height="0.8472in" fo:min-width="6.0929in" fo:padding-top="0.0563in" fo:padding-bottom="0.0563in" fo:padding-left="0.1035in" fo:padding-right="0.1035in" fo:wrap-option="wrap" draw:shadow="hidden" draw:shadow-offset-x="0in" draw:shadow-offset-y="0in" draw:shadow-color="#ffbf00" draw:shadow-opacity="100%"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209in" svg:stroke-color="#ff8000" draw:marker-start="" draw:marker-start-width="0.1339in" draw:marker-start-center="false" draw:marker-end="" draw:marker-end-width="0.1339in" draw:marker-end-center="false" draw:stroke-linejoin="miter" draw:fill="bitmap" draw:fill-color="#ffffff" draw:fill-image-name="Spektrum" draw:opacity="100%" style:repeat="stretch" draw:textarea-horizontal-align="center" draw:textarea-vertical-align="middle" draw:auto-grow-height="false" draw:fit-to-size="false" style:shrink-to-fit="false" fo:min-height="1.3in" fo:min-width="6.0929in" fo:padding-top="0.0563in" fo:padding-bottom="0.0563in" fo:padding-left="0.1035in" fo:padding-right="0.1035in" fo:wrap-option="wrap" draw:shadow="hidden" draw:shadow-offset-x="0in" draw:shadow-offset-y="0in" draw:shadow-color="#ffbf00" draw:shadow-opacity="100%"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.0209in" svg:stroke-color="#ff8000" draw:marker-start="" draw:marker-start-width="0.1339in" draw:marker-start-center="false" draw:marker-end="" draw:marker-end-width="0.1339in" draw:marker-end-center="false" draw:stroke-linejoin="miter" draw:fill="bitmap" draw:fill-color="#ffffff" draw:fill-image-name="Spektrum" draw:opacity="100%" style:repeat="stretch" draw:textarea-horizontal-align="center" draw:textarea-vertical-align="middle" draw:auto-grow-height="false" draw:fit-to-size="false" style:shrink-to-fit="false" fo:min-height="1.3465in" fo:min-width="6.0929in" fo:padding-top="0.0563in" fo:padding-bottom="0.0563in" fo:padding-left="0.1035in" fo:padding-right="0.1035in" fo:wrap-option="wrap" draw:shadow="hidden" draw:shadow-offset-x="0.2598in" draw:shadow-offset-y="0.2598in" draw:shadow-color="#ffbf00" draw:shadow-opacity="100%" style:writing-mode="lr-tb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ld</text:p>
      <text:p text:style-name="Standard"/>
      <text:p text:style-name="Standard"><draw:custom-shape text:anchor-type="char" draw:z-index="0" draw:name="myBold" draw:style-name="gr3" draw:text-style-name="P10" svg:width="6.2996in" svg:height="1.4587in" svg:x="0.7126in" svg:y="0.0602in"><text:p text:style-name="P9"><text:span text:style-name="T5">Happy Birthda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text:s/></text:p>
      <text:p text:style-name="Standard"/>
      <text:p text:style-name="Standard">Italic</text:p>
      <text:p text:style-name="Standard"/>
      <text:p text:style-name="Standard"><draw:custom-shape text:anchor-type="char" draw:z-index="1" draw:name="MyItalic" draw:style-name="gr1" draw:text-style-name="P8" svg:width="6.2996in" svg:height="0.9594in" svg:x="0.7126in" svg:y="0.0465in"><text:p text:style-name="P7"><text:span text:style-name="T4">Happy Birthda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text:s/></text:p>
      <text:p text:style-name="Standard"/>
      <text:p text:style-name="Standard">Character spacing, very loose</text:p>
      <text:p text:style-name="Standard"><draw:custom-shape text:anchor-type="char" draw:z-index="2" draw:name="SpacingVeryLoose" draw:style-name="gr2" draw:text-style-name="P6" svg:width="6.2996in" svg:height="1.4122in" svg:x="0.6709in" svg:y="0.0984in"><text:p text:style-name="P5"><text:span text:style-name="T3">Happy Birthda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text:s/></text:p>
      <text:p text:style-name="Standard"/>
      <text:p text:style-name="Standard">Character spacing, tight<draw:custom-shape text:anchor-type="char" draw:z-index="3" draw:name="SpacingTight" draw:style-name="gr1" draw:text-style-name="P4" svg:width="6.2996in" svg:height="0.9594in" svg:x="0.6709in" svg:y="0.3256in"><text:p text:style-name="P3"><text:span text:style-name="T2">Happy Birthday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
      <text:p text:style-name="Standard"/>
      <text:p text:style-name="Standard">Same Letters Height</text:p>
      <text:p text:style-name="Standard"><draw:custom-shape text:anchor-type="char" draw:z-index="4" draw:name="SameLetterHeights" draw:style-name="gr1" draw:text-style-name="P2" svg:width="6.2996in" svg:height="0.9594in" svg:x="0.6709in" svg:y="0.3256in"><text:p text:style-name="P1"><text:span text:style-name="T1">Happy Birthday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roman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Noto Sans1" svg:font-family="'Noto Sans'" style:font-family-generic="swiss"/>
    <style:font-face style:name="Tahoma" svg:font-family="Tahoma"/>
    <style:font-face style:name="Tahoma1" svg:font-family="Tahoma" style:font-pitch="variable"/>
  </office:font-face-decls>
  <office:styles>
    <draw:fill-image draw:name="Spektrum" xlink:href="Pictures/10000001000000DF0000000A0A14BD12D9A5F182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1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Noto Sans1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1" fo:font-family="'Noto Sans'" style:font-family-generic="swiss" fo:font-size="14pt" style:font-name-asian="Noto Sans CJK TC Regular1" style:font-family-asian="'Noto Sans CJK TC Regular'" style:font-family-generic-asian="swiss" style:font-size-asian="14pt" style:font-name-complex="Noto Sans Hebrew1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1" fo:font-family="'Noto Sans'" style:font-family-generic="swiss" fo:font-size="12pt" fo:font-style="italic" style:font-name-asian="Noto Sans CJK TC Regular1" style:font-family-asian="'Noto Sans CJK TC Regular'" style:font-family-generic-asian="swiss" style:font-size-asian="12pt" style:font-style-asian="italic" style:font-name-complex="Noto Sans Hebrew1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19:25:42.695000000</meta:creation-date>
    <dc:title>A6quer</dc:title>
    <meta:editing-duration>PT28M35S</meta:editing-duration>
    <meta:editing-cycles>6</meta:editing-cycles>
    <meta:generator>LibreOfficeDev/7.6.0.0.alpha0$Windows_X86_64 LibreOffice_project/78bef23cc49a3a328f9e9ef38f7c0d0cd05f2ef8</meta:generator>
    <meta:initial-creator>Regina Henschel</meta:initial-creator>
    <dc:date>2023-01-25T01:04:20.017000000</dc:date>
    <meta:document-statistic meta:table-count="0" meta:image-count="0" meta:object-count="0" meta:page-count="1" meta:paragraph-count="9" meta:word-count="12" meta:character-count="86" meta:non-whitespace-character-count="75"/>
    <meta:template xlink:type="simple" xlink:actuate="onRequest" xlink:title="A6quer" xlink:href="../../../../../../Build_forCommit/userContinue/user/template/A6quer.ott" meta:date="2023-01-23T19:25:40.321000000"/>
  </office:meta>
</office:document-meta>
</file>